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officeooo:rsid="000a559e" officeooo:paragraph-rsid="000a559e"/>
    </style:style>
    <style:style style:name="P2" style:family="paragraph" style:parent-style-name="Text_20_body" style:list-style-name="L1">
      <style:text-properties officeooo:rsid="00114b3a" officeooo:paragraph-rsid="00114b3a"/>
    </style:style>
    <style:style style:name="P3" style:family="paragraph" style:parent-style-name="Text_20_body" style:list-style-name="L1">
      <style:text-properties officeooo:rsid="00114b3a" officeooo:paragraph-rsid="0017323b"/>
    </style:style>
    <style:style style:name="T1" style:family="text">
      <style:text-properties officeooo:rsid="0012fa8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פירוט הצגת הגשות בלשון</text:h>
        <text:list text:style-name="L1">
          <text:list-item>
            <text:p text:style-name="P2">5.3: גלי זק</text:p>
          </text:list-item>
          <text:list-item>
            <text:p text:style-name="P2">6.3: אוהד כדואי ורן דוידור</text:p>
          </text:list-item>
          <text:list-item>
            <text:p text:style-name="P2">20.3: רתם, עמית וליבי</text:p>
          </text:list-item>
          <text:list-item>
            <text:p text:style-name="P2">26.3: שיף, איתמר וכרמל</text:p>
          </text:list-item>
          <text:list-item>
            <text:p text:style-name="P2">27.3:</text:p>
            <text:list>
              <text:list-item>
                <text:p text:style-name="P2">מיכל מוסקוביץ’</text:p>
              </text:list-item>
              <text:list-item>
                <text:p text:style-name="P2">יפתח, יובל קליין ועמירם</text:p>
              </text:list-item>
            </text:list>
          </text:list-item>
          <text:list-item>
            <text:p text:style-name="P3"><text:span text:style-name="T1">2</text:span>.4:</text:p>
            <text:list>
              <text:list-item>
                <text:p text:style-name="P3">דניאלה פוקוטינסקי</text:p>
              </text:list-item>
              <text:list-item>
                <text:p text:style-name="P3">שחר פרץ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25:11.719885676</meta:creation-date>
    <meta:editing-duration>PT5H30M47S</meta:editing-duration>
    <meta:editing-cycles>3</meta:editing-cycles>
    <meta:generator>LibreOffice/24.8.4.2$Linux_X86_64 LibreOffice_project/480$Build-2</meta:generator>
    <meta:print-date>2025-01-14T18:58:57.161238620</meta:print-date>
    <meta:printed-by>PDF files</meta:printed-by>
    <dc:date>2025-03-04T16:12:52.579334247</dc:date>
    <meta:document-statistic meta:table-count="0" meta:image-count="0" meta:object-count="0" meta:page-count="1" meta:paragraph-count="11" meta:word-count="42" meta:character-count="182" meta:non-whitespace-character-count="161"/>
  </office:meta>
</office:document-meta>
</file>